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4"/>
    <style:style style:name="P2" style:family="paragraph" style:parent-style-name="Preformatted_20_Text" style:list-style-name="L4">
      <style:paragraph-properties fo:margin-top="0in" fo:margin-bottom="0.1965in" style:contextual-spacing="false"/>
    </style:style>
    <style:style style:name="P3" style:family="paragraph" style:parent-style-name="Preformatted_20_Text" style:list-style-name="L5"/>
    <style:style style:name="P4" style:family="paragraph" style:parent-style-name="Preformatted_20_Text" style:list-style-name="L5">
      <style:paragraph-properties fo:margin-top="0in" fo:margin-bottom="0.1965in" style:contextual-spacing="false"/>
    </style:style>
    <style:style style:name="P5" style:family="paragraph" style:parent-style-name="Preformatted_20_Text" style:list-style-name="L6"/>
    <style:style style:name="P6" style:family="paragraph" style:parent-style-name="Preformatted_20_Text" style:list-style-name="L6">
      <style:paragraph-properties fo:margin-top="0in" fo:margin-bottom="0.1965in" style:contextual-spacing="false"/>
    </style:style>
    <style:style style:name="P7" style:family="paragraph" style:parent-style-name="Preformatted_20_Text" style:list-style-name="L7"/>
    <style:style style:name="P8" style:family="paragraph" style:parent-style-name="Preformatted_20_Text" style:list-style-name="L7">
      <style:paragraph-properties fo:margin-top="0in" fo:margin-bottom="0.1965in" style:contextual-spacing="false"/>
    </style:style>
    <style:style style:name="P9" style:family="paragraph" style:parent-style-name="Preformatted_20_Text" style:list-style-name="L8"/>
    <style:style style:name="P10" style:family="paragraph" style:parent-style-name="Preformatted_20_Text" style:list-style-name="L8">
      <style:paragraph-properties fo:margin-top="0in" fo:margin-bottom="0.1965in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lar, hier ist ein ausführlicher Lernzettel, damit du offline Schritt für Schritt verstehst, wie du aus einem Passwort mit PBKDF2 einen Fernet-Schlüssel generierst und warum das wichtig ist.</text:p>
      <text:p text:style-name="Horizontal_20_Line"/>
      <text:h text:style-name="Heading_20_1" text:outline-level="1">Lernzettel: Aus Passwort einen sicheren Fernet-Schlüssel ableiten (offline, Schritt für Schritt)</text:h>
      <text:p text:style-name="Horizontal_20_Line"/>
      <text:h text:style-name="Heading_20_2" text:outline-level="2">1. Hintergrundwissen</text:h>
      <text:list text:style-name="L1">
        <text:list-item>
          <text:p text:style-name="P11"><text:span text:style-name="Strong_20_Emphasis">Fernet</text:span> ist ein symmetrisches Verschlüsselungssystem aus der <text:span text:style-name="Source_20_Text">cryptography</text:span>-Bibliothek.</text:p>
        </text:list-item>
        <text:list-item>
          <text:p text:style-name="P11">Für Fernet brauchst du einen <text:span text:style-name="Strong_20_Emphasis">32 Byte langen Schlüssel</text:span>, der in <text:span text:style-name="Strong_20_Emphasis">Base64</text:span> kodiert ist.</text:p>
        </text:list-item>
        <text:list-item>
          <text:p text:style-name="P11">Du kannst nicht einfach ein Passwort direkt als Schlüssel verwenden, weil:</text:p>
          <text:list>
            <text:list-item>
              <text:p text:style-name="P11">Passwörter meist nicht 32 Byte lang sind.</text:p>
            </text:list-item>
            <text:list-item>
              <text:p text:style-name="P11">Passwörter oft nicht zufällig genug sind.</text:p>
            </text:list-item>
          </text:list>
        </text:list-item>
        <text:list-item>
          <text:p text:style-name="P11">Deshalb wird ein <text:span text:style-name="Strong_20_Emphasis">Key Derivation Function (KDF)</text:span> genutzt, der aus einem Passwort einen sicheren Schlüssel erzeugt.</text:p>
        </text:list-item>
      </text:list>
      <text:p text:style-name="Horizontal_20_Line"/>
      <text:h text:style-name="Heading_20_2" text:outline-level="2">2. Was ist PBKDF2?</text:h>
      <text:list text:style-name="L2">
        <text:list-item>
          <text:p text:style-name="P12">PBKDF2 (Password-Based Key Derivation Function 2) ist ein KDF, der:</text:p>
          <text:list>
            <text:list-item>
              <text:p text:style-name="P12">Ein Passwort nimmt</text:p>
            </text:list-item>
            <text:list-item>
              <text:p text:style-name="P12">Mit einem <text:span text:style-name="Strong_20_Emphasis">Salt</text:span> (zufällige Bytes) kombiniert</text:p>
            </text:list-item>
            <text:list-item>
              <text:p text:style-name="P12">Viele Iterationen rechnet (z.B. 100.000), um es rechnerisch teuer zu machen</text:p>
            </text:list-item>
            <text:list-item>
              <text:p text:style-name="P12">Einen Schlüssel einer gewünschten Länge ausgibt (hier: 32 Byte)</text:p>
            </text:list-item>
          </text:list>
        </text:list-item>
        <text:list-item>
          <text:p text:style-name="P12">Das macht es Angreifern schwerer, das Passwort durch Brute Force zu knacken.</text:p>
        </text:list-item>
      </text:list>
      <text:p text:style-name="Horizontal_20_Line"/>
      <text:h text:style-name="Heading_20_2" text:outline-level="2">3. Warum Salt?</text:h>
      <text:list text:style-name="L3">
        <text:list-item>
          <text:p text:style-name="P13">Salt ist ein zufälliger Byte-String, der den Passwort-Hash einzigartig macht.</text:p>
        </text:list-item>
        <text:list-item>
          <text:p text:style-name="P13">Wenn du für jeden Nutzer/Anwendung ein anderes Salt nutzt, verhindert das, dass gleiche Passwörter zum gleichen Schlüssel führen.</text:p>
        </text:list-item>
        <text:list-item>
          <text:p text:style-name="P13"><text:span text:style-name="Strong_20_Emphasis">Salt muss gespeichert werden!</text:span> Ohne den Salt kannst du später den Schlüssel nicht rekonstruieren.</text:p>
        </text:list-item>
      </text:list>
      <text:p text:style-name="Horizontal_20_Line"><text:soft-page-break/></text:p>
      <text:h text:style-name="Heading_20_2" text:outline-level="2">4. Schritt-für-Schritt-Anleitung (offline)</text:h>
      <text:h text:style-name="Heading_20_3" text:outline-level="3">Schritt 4.1: Passwort vorbereiten</text:h>
      <text:list text:style-name="L4">
        <text:list-item>
          <text:p text:style-name="P14">Ein sicheres Passwort wählen oder generieren, z.B. mit <text:span text:style-name="Source_20_Text">secrets.token_urlsafe(16)</text:span></text:p>
        </text:list-item>
        <text:list-item>
          <text:p text:style-name="P14">Beispiel:</text:p>
          <text:p text:style-name="P1"><text:span text:style-name="Source_20_Text">password = "mein_super_sicheres_passwort"</text:span></text:p>
          <text:p text:style-name="P2"><text:span text:style-name="Source_20_Text">password_bytes = password.encode() <text:s/># Für pbkdf2_hmac brauchen wir Bytes</text:span></text:p>
        </text:list-item>
      </text:list>
      <text:p text:style-name="Horizontal_20_Line"/>
      <text:h text:style-name="Heading_20_3" text:outline-level="3">Schritt 4.2: Salt erzeugen und speichern</text:h>
      <text:list text:style-name="L5">
        <text:list-item>
          <text:p text:style-name="P15">Salt ist eine zufällige Bytefolge, z.B. 16 Bytes lang.</text:p>
        </text:list-item>
        <text:list-item>
          <text:p text:style-name="P15">Beispiel:</text:p>
          <text:p text:style-name="P3"><text:span text:style-name="Source_20_Text">import os</text:span></text:p>
          <text:p text:style-name="P4"><text:span text:style-name="Source_20_Text">salt = os.urandom(16)</text:span></text:p>
        </text:list-item>
        <text:list-item>
          <text:p text:style-name="P15">Speichere <text:span text:style-name="Source_20_Text">salt</text:span> in einer Datei oder Datenbank, damit du ihn wiederverwenden kannst.</text:p>
        </text:list-item>
      </text:list>
      <text:p text:style-name="Horizontal_20_Line"/>
      <text:h text:style-name="Heading_20_3" text:outline-level="3">Schritt 4.3: PBKDF2-Key ableiten</text:h>
      <text:list text:style-name="L6">
        <text:list-item>
          <text:p text:style-name="P16">Mit <text:span text:style-name="Source_20_Text">hashlib.pbkdf2_hmac</text:span> (in Python Standardbibliothek)</text:p>
        </text:list-item>
        <text:list-item>
          <text:p text:style-name="P16">Parameter:</text:p>
          <text:list>
            <text:list-item>
              <text:p text:style-name="P16">Hashfunktion: <text:span text:style-name="Source_20_Text">'sha256'</text:span> (gut bewährt)</text:p>
            </text:list-item>
            <text:list-item>
              <text:p text:style-name="P16">Passwort in Bytes</text:p>
            </text:list-item>
            <text:list-item>
              <text:p text:style-name="P16">Salt</text:p>
            </text:list-item>
            <text:list-item>
              <text:p text:style-name="P16">Iterationen, z.B. 100_000</text:p>
            </text:list-item>
            <text:list-item>
              <text:p text:style-name="P16">Schlüsselgröße (dklen): 32 Byte für Fernet</text:p>
            </text:list-item>
          </text:list>
        </text:list-item>
        <text:list-item>
          <text:p text:style-name="P16">Beispiel:</text:p>
          <text:p text:style-name="P5"><text:span text:style-name="Source_20_Text">from hashlib import pbkdf2_hmac</text:span></text:p>
          <text:p text:style-name="P5"><text:span text:style-name="Source_20_Text">iterations = 100_000</text:span></text:p>
          <text:p text:style-name="P6"><text:span text:style-name="Source_20_Text">key = pbkdf2_hmac('sha256', password_bytes, salt, iterations, dklen=32)</text:span></text:p>
        </text:list-item>
      </text:list>
      <text:p text:style-name="Horizontal_20_Line"/>
      <text:h text:style-name="Heading_20_3" text:outline-level="3">Schritt 4.4: Base64-Kodierung</text:h>
      <text:list text:style-name="L7">
        <text:list-item>
          <text:p text:style-name="P17">Fernet erwartet einen Base64-kodierten Schlüssel.</text:p>
        </text:list-item>
        <text:list-item>
          <text:p text:style-name="P17">Beispiel:</text:p>
          <text:p text:style-name="P7"><text:soft-page-break/><text:span text:style-name="Source_20_Text">import base64</text:span></text:p>
          <text:p text:style-name="P8"><text:span text:style-name="Source_20_Text">fernet_key = base64.urlsafe_b64encode(key)</text:span></text:p>
        </text:list-item>
        <text:list-item>
          <text:p text:style-name="P17"><text:span text:style-name="Source_20_Text">fernet_key</text:span> ist jetzt der Schlüssel, den du für <text:span text:style-name="Source_20_Text">Fernet(fernet_key)</text:span> nutzen kannst.</text:p>
        </text:list-item>
      </text:list>
      <text:p text:style-name="Horizontal_20_Line"/>
      <text:h text:style-name="Heading_20_3" text:outline-level="3">Schritt 4.5: Verschlüsseln und Entschlüsseln</text:h>
      <text:list text:style-name="L8">
        <text:list-item>
          <text:p text:style-name="P18">Beispiel:</text:p>
          <text:p text:style-name="P9"><text:span text:style-name="Source_20_Text">from cryptography.fernet import Fernet</text:span></text:p>
          <text:p text:style-name="P9"><text:span text:style-name="Source_20_Text">f = Fernet(fernet_key)</text:span></text:p>
          <text:p text:style-name="P9"/>
          <text:p text:style-name="P9"><text:span text:style-name="Source_20_Text">text = b"Geheime Nachricht"</text:span></text:p>
          <text:p text:style-name="P9"><text:span text:style-name="Source_20_Text">token = f.encrypt(text)</text:span></text:p>
          <text:p text:style-name="P9"/>
          <text:p text:style-name="P9"><text:span text:style-name="Source_20_Text">decrypted = f.decrypt(token)</text:span></text:p>
          <text:p text:style-name="P10"><text:span text:style-name="Source_20_Text">print(decrypted) <text:s/># Gibt b"Geheime Nachricht" aus</text:span></text:p>
        </text:list-item>
      </text:list>
      <text:p text:style-name="Horizontal_20_Line"/>
      <text:h text:style-name="Heading_20_2" text:outline-level="2">5. Wichtige Hinweise</text:h>
      <text:list text:style-name="L9">
        <text:list-item>
          <text:p text:style-name="P19"><text:span text:style-name="Strong_20_Emphasis">Salt speichern!</text:span> Ohne den Salt kannst du den Schlüssel später nicht wiederherstellen.</text:p>
        </text:list-item>
        <text:list-item>
          <text:p text:style-name="P19"><text:span text:style-name="Strong_20_Emphasis">Iterationen anpassen:</text:span> je mehr Iterationen, desto sicherer (aber langsamer). 100.000 ist ein guter Mittelwert.</text:p>
        </text:list-item>
        <text:list-item>
          <text:p text:style-name="P19">Verwende keine einfachen Passwörter. Nutze <text:span text:style-name="Source_20_Text">secrets</text:span> oder lasse den Nutzer ein sicheres Passwort eingeben.</text:p>
        </text:list-item>
        <text:list-item>
          <text:p text:style-name="P19">Fernet-Schlüssel niemals als Klartext speichern, sondern nur Base64-codiert, so wie gezeigt.</text:p>
        </text:list-item>
        <text:list-item>
          <text:p text:style-name="P19">Nutze für echte Projekte eine sichere Methode, Salt und Passwort getrennt und sicher zu speichern.</text:p>
        </text:list-item>
      </text:list>
      <text:p text:style-name="Horizontal_20_Line"/>
      <text:h text:style-name="Heading_20_2" text:outline-level="2">6. Zusammenfassung: Ablauf</text:h>
      <text:list text:style-name="L10">
        <text:list-item>
          <text:p text:style-name="P20">Passwort (vom Nutzer oder generiert) → Bytes</text:p>
        </text:list-item>
        <text:list-item>
          <text:p text:style-name="P20">Zufälligen Salt erzeugen und speichern</text:p>
        </text:list-item>
        <text:list-item>
          <text:p text:style-name="P20">PBKDF2 mit Passwort + Salt + Iterationen → 32 Byte Schlüssel</text:p>
        </text:list-item>
        <text:list-item>
          <text:p text:style-name="P20">Schlüssel Base64-kodieren → Fernet Schlüssel</text:p>
        </text:list-item>
        <text:list-item>
          <text:p text:style-name="P20">Fernet Schlüssel zum Ver- und Entschlüsseln verwenden</text:p>
        </text:list-item>
      </text:list>
      <text:p text:style-name="Horizontal_20_Line"/>
      <text:p text:style-name="Text_20_body">Wenn du das so befolgst, kannst du auch offline sicher Schlüssel aus Passwörtern ableiten und deine Daten verschlüsseln.</text:p>
      <text:p text:style-name="Horizontal_20_Line"/>
      <text:p text:style-name="Text_20_body"><text:soft-page-break/>Falls du willst, kann ich dir den kompletten Ablauf auch als kommentiertes Beispielskript schreiben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7:47:55.427788600</meta:creation-date>
    <dc:date>2025-07-01T17:48:06.294127064</dc:date>
    <meta:editing-duration>PT11S</meta:editing-duration>
    <meta:editing-cycles>1</meta:editing-cycles>
    <meta:document-statistic meta:table-count="0" meta:image-count="0" meta:object-count="0" meta:page-count="4" meta:paragraph-count="74" meta:word-count="559" meta:character-count="3776" meta:non-whitespace-character-count="3346"/>
    <meta:generator>LibreOffice/24.2.7.2$Linux_X86_64 LibreOffice_project/420$Build-2</meta:generator>
  </office:meta>
</office:document-meta>
</file>